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0129D0B91C104B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703cm, 4.919cm, 13.406cm, 6.34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17cm" svg:height="24.088cm" svg:x="0.892cm" svg:y="2.391cm">
          <draw:image xlink:href="Pictures/10000000000005E8000007E0C0129D0B91C104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28T17:01:31.303319864</dc:date>
    <meta:editing-duration>PT3M34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